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Entry.ReferenceEntry( AbstractReferenceMap parent , HashEntry next , int hashCode ,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erenceEntrySetIterator.current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Values.toArray( Object [ ] ar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ferenceMap.createEntrySe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Values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erence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erenceEntry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ferenceEntry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Ref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KeySe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EntrySet.toArray( Object [ ] ar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ferenceEntrySetIterator.nextEnt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ferenceEnt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erence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erenceMapIterator.ReferenceMapIterator( AbstractReference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KeySetIterator.ReferenceKeySetIterator( AbstractReference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erence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erenceValues.ReferenceValues( AbstractHashed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EntrySetIterator.ReferenceEntrySetIterator( AbstractReferenceMap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erenceMap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Entry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erenceMap.pur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ferenceMap.verify( String name , int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erenceEntrySetIterator.has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ferenceEntry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erenceMap.put( Object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ReferenceMap.isEqualKey( Object key1 , Object key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ferenceMap.purgeBefore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erenceMap.purge( Reference r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ferenceEntrySet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ferenceMapIterator.set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ferenceMap.createKeySe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erenceMap.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erenceMap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erenceMap.getEntr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ferenceMap.AbstractReferenceMap( int keyType , int valueType , int capacity , float loadFactor , boolean purge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ferenceMa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EntrySet.ReferenceEntrySet( AbstractHashed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erenceMap.doWriteObject( Object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ferenceEntrySetIterator.checkM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erenceEntrySetIterator.next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KeySet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EntrySet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ValuesIterator.ReferenceValuesIterator( AbstractReference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erenceMap.AbstractReferenc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MapIter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ferenceMap.doReadObject( ObjectInputStream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ferenceMapIterator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ferenceKeySet.toArray( Object [ ] ar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ferenceMap.createValues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Entry.purge( Reference ref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ReferenceMap.purgeBefore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erenceMap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ferenceEntry.setValue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ferenceMap.hashEntry( Object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KeySet.ReferenceKeySet( AbstractHashed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.SoftRef( int hash , Object r , ReferenceQueue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EntrySe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erenceMap.contains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ferenceEntry.toReference( int type , Object referent , int has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ference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ference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Values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Ref.WeakRef( int hash , Object r , ReferenceQueue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ferenceMap.createEntry( HashEntry next , int hashCode ,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erenceMap.contains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ferenceMap.remov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